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style:font-name="Roboto"/>
    </style:style>
    <style:style style:name="P2" style:family="paragraph" style:parent-style-name="Standard">
      <style:text-properties style:font-name="Roboto" fo:font-size="15pt" style:font-size-asian="15pt" style:font-size-complex="15pt"/>
    </style:style>
    <style:style style:name="P3" style:family="paragraph" style:parent-style-name="Standard">
      <style:text-properties style:font-name="Roboto" fo:font-size="15pt" officeooo:rsid="001ac52c" officeooo:paragraph-rsid="001ac52c" style:font-size-asian="15pt" style:font-size-complex="15pt"/>
    </style:style>
    <style:style style:name="P4" style:family="paragraph" style:parent-style-name="Standard">
      <style:paragraph-properties style:line-height-at-least="0.503cm"/>
      <style:text-properties fo:color="#4b2204" loext:opacity="100%" style:font-name="Roboto" fo:font-size="22pt" fo:font-style="normal" style:text-underline-style="solid" style:text-underline-width="auto" style:text-underline-color="font-color" fo:font-weight="normal" fo:background-color="#ffffff" style:font-size-asian="22pt" style:font-style-asian="normal" style:font-weight-asian="normal" style:font-size-complex="22pt" style:font-style-complex="normal" style:font-weight-complex="normal"/>
    </style:style>
    <style:style style:name="P5" style:family="paragraph" style:parent-style-name="Standard">
      <style:paragraph-properties style:line-height-at-least="0.503cm"/>
      <style:text-properties fo:color="#4b2204" loext:opacity="100%" style:font-name="Roboto" fo:font-size="22pt" fo:font-style="normal" style:text-underline-style="solid" style:text-underline-width="auto" style:text-underline-color="font-color" fo:font-weight="normal" officeooo:rsid="001ac52c" officeooo:paragraph-rsid="001ac52c" fo:background-color="#ffffff" style:font-size-asian="22pt" style:font-style-asian="normal" style:font-weight-asian="normal" style:font-size-complex="22pt" style:font-style-complex="normal" style:font-weight-complex="normal"/>
    </style:style>
    <style:style style:name="P6" style:family="paragraph" style:parent-style-name="Standard">
      <style:paragraph-properties style:line-height-at-least="0.503cm"/>
      <style:text-properties fo:color="#1c1c1c" loext:opacity="100%" style:font-name="Roboto" fo:font-size="15pt" fo:font-weight="normal" fo:background-color="#ffffff" style:font-size-asian="15pt" style:font-size-complex="15pt"/>
    </style:style>
    <style:style style:name="T1" style:family="text">
      <style:text-properties officeooo:rsid="00193ebf"/>
    </style:style>
    <style:style style:name="T2" style:family="text">
      <style:text-properties fo:color="#333333" loext:opacity="100%"/>
    </style:style>
    <style:style style:name="T3" style:family="text">
      <style:text-properties fo:color="#333333" loext:opacity="100%" officeooo:rsid="001bedc3"/>
    </style:style>
    <style:style style:name="T4" style:family="text">
      <style:text-properties fo:color="#bf0041" loext:opacity="100%"/>
    </style:style>
    <style:style style:name="T5" style:family="text">
      <style:text-properties fo:color="#bf0041" loext:opacity="100%" officeooo:rsid="00193ebf"/>
    </style:style>
    <style:style style:name="T6" style:family="text">
      <style:text-properties fo:color="#80008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lgorithm to set up an Expres<text:span text:style-name="T1">JS</text:span> Application</text:p>
      <text:p text:style-name="P5"/>
      <text:p text:style-name="P1"/>
      <text:p text:style-name="P6"><text:span text:style-name="T5">Step </text:span><text:span text:style-name="T4">1.</text:span> <text:span text:style-name="T2">In your root directory of your project run npm init to initialize your project.</text:span></text:p>
      <text:p text:style-name="P6"/>
      <text:p text:style-name="P6"><text:span text:style-name="T5">Step </text:span><text:span text:style-name="T4">2.</text:span> <text:span text:style-name="T2">Create a source(src) directory with your main entry file(index.js).</text:span></text:p>
      <text:p text:style-name="P6"/>
      <text:p text:style-name="P6"><text:span text:style-name="T5">Step </text:span><text:span text:style-name="T4">3</text:span>. <text:span text:style-name="T2">Initialize nodemon </text:span><text:span text:style-name="T3">and express</text:span><text:span text:style-name="T2"> to your project(</text:span><text:span text:style-name="T3">Nodemon is </text:span><text:span text:style-name="T2">Optional).</text:span></text:p>
      <text:p text:style-name="P6"/>
      <text:p text:style-name="P6"><text:span text:style-name="T5">Step </text:span><text:span text:style-name="T4">4.</text:span> <text:span text:style-name="T2">In your package.json file create the neccessary scripts require to start your development server, and to start nodemon(Optional) in your project.</text:span></text:p>
      <text:p text:style-name="P6"/>
      <text:p text:style-name="P6"><text:span text:style-name="T5">Step </text:span><text:span text:style-name="T4">5.</text:span> <text:span text:style-name="T2">Text your Project by running npm start.</text:span></text:p>
      <text:p text:style-name="P6"/>
      <text:p text:style-name="P6"><text:span text:style-name="T5">Step </text:span><text:span text:style-name="T4">6</text:span>. <text:span text:style-name="T2">import neccessary modules needed to run express in your project.</text:span></text:p>
      <text:p text:style-name="P6"/>
      <text:p text:style-name="P6"><text:span text:style-name="T5">Step </text:span><text:span text:style-name="T4">7</text:span>. <text:span text:style-name="T2">Set a port that your project will listen to.</text:span></text:p>
      <text:p text:style-name="P2"/>
      <text:p text:style-name="P3"><text:span text:style-name="T6">Author</text:span>:chishibekabwe7 <text:span text:style-name="T6">@Github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ZM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M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11:35:31.763394779</meta:creation-date>
    <dc:date>2024-01-27T15:25:54.299520443</dc:date>
    <meta:editing-duration>PT5M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9" meta:word-count="102" meta:character-count="634" meta:non-whitespace-character-count="541"/>
  </office:meta>
</office:document-meta>
</file>